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a70" officeooo:paragraph-rsid="001dca70"/>
    </style:style>
    <style:style style:name="P2" style:family="paragraph" style:parent-style-name="Standard">
      <style:text-properties officeooo:rsid="001dca70" officeooo:paragraph-rsid="001dca70"/>
    </style:style>
    <style:style style:name="P3" style:family="paragraph" style:parent-style-name="Standard">
      <style:text-properties officeooo:paragraph-rsid="001dca70"/>
    </style:style>
    <style:style style:name="P4" style:family="paragraph" style:parent-style-name="Standard">
      <style:text-properties officeooo:rsid="002418fa" officeooo:paragraph-rsid="002418fa"/>
    </style:style>
    <style:style style:name="P5" style:family="paragraph" style:parent-style-name="Standard">
      <style:text-properties fo:font-weight="normal" officeooo:rsid="002418fa" officeooo:paragraph-rsid="002418fa" style:font-weight-asian="normal" style:font-weight-complex="normal"/>
    </style:style>
    <style:style style:name="P6" style:family="paragraph" style:parent-style-name="Preformatted_20_Text">
      <style:text-properties officeooo:rsid="001dca70" officeooo:paragraph-rsid="001dca70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fo:font-weight="bold" officeooo:rsid="001dca70" officeooo:paragraph-rsid="001dca70"/>
    </style:style>
    <style:style style:name="P9" style:family="paragraph" style:parent-style-name="Standard">
      <style:text-properties fo:font-weight="bold" officeooo:rsid="002418fa" officeooo:paragraph-rsid="002418fa"/>
    </style:style>
    <style:style style:name="P10" style:family="paragraph" style:parent-style-name="Standard">
      <style:text-properties fo:font-weight="normal" officeooo:rsid="002418fa" officeooo:paragraph-rsid="002418fa" style:font-weight-asian="normal" style:font-weight-complex="normal"/>
    </style:style>
    <style:style style:name="P11" style:family="paragraph" style:parent-style-name="Standard">
      <style:text-properties fo:font-weight="normal" officeooo:rsid="0029008d" officeooo:paragraph-rsid="0029008d" style:font-weight-asian="normal" style:font-weight-complex="normal"/>
    </style:style>
    <style:style style:name="P12" style:family="paragraph" style:parent-style-name="Preformatted_20_Text">
      <style:text-properties fo:font-weight="bold" officeooo:rsid="002418fa" officeooo:paragraph-rsid="002418fa"/>
    </style:style>
    <style:style style:name="T1" style:family="text">
      <style:text-properties officeooo:rsid="001dca7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0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1">Web services (flask)</text:span></text:p>
      <text:p text:style-name="Standard"/>
      <text:p text:style-name="P2">1. <text:s/>Install flask in linux following steps</text:p>
      <text:p text:style-name="P2"/>
      <text:p text:style-name="P2"/>
      <text:p text:style-name="P6">---&gt; pip install virtualenv</text:p>
      <text:p text:style-name="P2"/>
      <text:p text:style-name="P1">The output should be like this −</text:p>
      <text:p text:style-name="Preformatted_20_Text">Collecting virtualenv</text:p>
      <text:p text:style-name="Preformatted_20_Text"><text:s text:c="2"/>Downloading virtualenv-15.0.1-py2.py3-none-any.whl (1.8MB)</text:p>
      <text:p text:style-name="Preformatted_20_Text"><text:s text:c="4"/>100% |################################| 1.8MB 204kB/s</text:p>
      <text:p text:style-name="Preformatted_20_Text">Installing collected packages: virtualenv</text:p>
      <text:p text:style-name="P7">Successfully installed virtualenv-15.0.1</text:p>
      <text:p text:style-name="P3"><text:span text:style-name="T1">---&gt; s</text:span>udo apt-get install virtualenv</text:p>
      <text:p text:style-name="P1">Once installed, new virtual environment is created in a folder.</text:p>
      <text:p text:style-name="Preformatted_20_Text">mkdir newproj</text:p>
      <text:p text:style-name="Preformatted_20_Text">cd newproj</text:p>
      <text:p text:style-name="P7">virtualenv venv</text:p>
      <text:p text:style-name="P3"><text:span text:style-name="T1">---&gt; source </text:span>venv/bin/activate</text:p>
      <text:p text:style-name="P1">We are now ready to install Flask in this environment.</text:p>
      <text:p text:style-name="P7">pip install Flask</text:p>
      <text:p text:style-name="P2">type the following code in the editor as <text:span text:style-name="T2">Hello.py</text:span></text:p>
      <text:p text:style-name="P8"/>
      <text:p text:style-name="P9">Ex:</text:p>
      <text:p text:style-name="P12">from flask import Flask</text:p>
      <text:p text:style-name="Preformatted_20_Text">app = Flask(__name__)</text:p>
      <text:p text:style-name="Preformatted_20_Text"/>
      <text:p text:style-name="Preformatted_20_Text">@app.route('/')</text:p>
      <text:p text:style-name="Preformatted_20_Text">def hello_world():</text:p>
      <text:p text:style-name="Preformatted_20_Text"><text:s text:c="3"/>return 'Hello World’</text:p>
      <text:p text:style-name="Preformatted_20_Text"/>
      <text:p text:style-name="Preformatted_20_Text">if __name__ == '__main__':</text:p>
      <text:p text:style-name="P7"><text:s text:c="3"/>app.run()</text:p>
      <text:p text:style-name="P4"><text:span text:style-name="T2">---&gt;</text:span><text:span text:style-name="T4"> I</text:span><text:span text:style-name="T3">f u get any error like already port is used</text:span></text:p>
      <text:p text:style-name="P5"><text:s text:c="8"/></text:p>
      <text:p text:style-name="P5"><text:s text:c="5"/>$ kill -9 `fuser -n tcp 5000`</text:p>
      <text:p text:style-name="P5"/>
      <text:p text:style-name="P5"/>
      <text:p text:style-name="P5">--<text:span text:style-name="T5">&gt; id your already created flsk </text:span></text:p>
      <text:p text:style-name="P11">cd newproject</text:p>
      <text:p text:style-name="P11">$ . venv/bin/activat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2:15:32.990099025</meta:creation-date>
    <dc:date>2017-11-30T12:27:38.457679007</dc:date>
    <meta:editing-duration>PT7M2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36" meta:character-count="978" meta:non-whitespace-character-count="798"/>
  </office:meta>
</office:document-meta>
</file>